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" style:family="text">
      <style:text-properties fo:font-size="26.00pt" fo:font-weight="normal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RDUINO RITMO CARDÍACO</text:span></text:p>
      <text:p text:style-name="P2"><draw:frame text:anchor-type="as-char" svg:width="166.69mm" svg:height="106.36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text:span text:style-name="T1">Código:<text:s/></text:span><text:span text:style-name="T2"/></text:p>
      <text:p text:style-name="P2"><text:span text:style-name="T2"><text:s/></text:span></text:p>
      <text:p text:style-name="P2"><text:span text:style-name="T3">// Pulse Monitor Test Script</text:span></text:p>
      <text:p text:style-name="P2"><text:span text:style-name="T3">int sensorPin = 0;</text:span></text:p>
      <text:p text:style-name="P2"><text:span text:style-name="T3"><text:s/>double alpha = 0.75;</text:span></text:p>
      <text:p text:style-name="P2"><text:span text:style-name="T3"><text:s/>int period = 100; </text:span></text:p>
      <text:p text:style-name="P2"><text:span text:style-name="T3">double change = 0.0; </text:span></text:p>
      <text:p text:style-name="P2"><text:span text:style-name="T3">double minval = 0.0; </text:span></text:p>
      <text:p text:style-name="P2"><text:span text:style-name="T3">void setup () { </text:span></text:p>
      <text:p text:style-name="P2"><text:span text:style-name="T3"><text:s/>Serial.begin (9600);</text:span></text:p>
      <text:p text:style-name="P2"><text:span text:style-name="T3"><text:s/>} </text:span></text:p>
      <text:p text:style-name="P2"><text:span text:style-name="T3">void loop () { </text:span></text:p>
      <text:p text:style-name="P2"><text:span text:style-name="T3"><text:s/>static double oldValue = 0; </text:span></text:p>
      <text:p text:style-name="P2"><text:span text:style-name="T3">static double oldChange = 0; </text:span></text:p>
      <text:p text:style-name="P2"><text:span text:style-name="T3">int rawValue = analogRead (sensorPin);</text:span></text:p>
      <text:p text:style-name="P2"><text:span text:style-name="T3"><text:s/>double value = alpha * oldValue + (1 - alpha) * rawValue;</text:span></text:p>
      <text:p text:style-name="P2"><text:span text:style-name="T3"><text:s/>Serial.print (rawValue); </text:span></text:p>
      <text:p text:style-name="P2"><text:span text:style-name="T3"><text:s/>Serial.print (","); </text:span></text:p>
      <text:p text:style-name="P2"><text:span text:style-name="T3"><text:s/>Serial.println (value);</text:span></text:p>
      <text:p text:style-name="P2"><text:span text:style-name="T3"><text:s/>oldValue = value;</text:span></text:p>
      <text:p text:style-name="P2"><text:span text:style-name="T3"/></text:p>
      <text:p text:style-name="P2"><text:span text:style-name="T4">¿Cómo funciona?</text:span><text:span text:style-name="T5"/></text:p>
      <text:p text:style-name="P2"><text:span text:style-name="T5">El sensor de pulso cardiaco es esencialmente un fotopletismógrafo, que es un dispositivo médico conocido que se usa para controlar la frecuencia cardíaca de forma no invasiva. Asimismo<text:s text:c="2"/>los fotopletismógrafos miden los niveles de oxígeno en la sangre (SpO2) pero no siempre lo soportan.</text:span></text:p>
      <text:p text:style-name="P2"><text:span text:style-name="T5"/></text:p>
      <text:p text:style-name="P2"><text:span text:style-name="T5">La señal de pulso cardíaco que sale de un fotopletismograma es una fluctuación analógica de voltaje, y tiene una forma de onda predecible, tal como estamos acostumbrados a ver ( la representación de la onda de pulso se denomina fotopletismograma o PPG).</text:span></text:p>
      <text:p text:style-name="P2"><text:span text:style-name="T5">El Sensor de pulso<text:s text:c="2"/>amplifica la señal bruta del Sensor de pulso anterior y normaliza la onda de pulso alrededor de V / 2 (punto medio en voltaje) respondiendo a los cambios relativos en la intensidad de la luz.</text:span></text:p>
      <text:p text:style-name="P2"><text:span text:style-name="T5">Alejandro Sánchez 2bach-d</text:span><text:span text:style-name="T6"/></text:p>
      <text:p text:style-name="P3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